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Domyślnie-notes">
      <style:graphic-properties draw:fill-color="#ffffff" fo:min-height="11.426cm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9.217cm" svg:x="1.588cm" svg:y="-0.136cm">
          <text:list text:style-name="L1">
            <text:list-header>
              <text:p text:style-name="P1"><text:span text:style-name="T1">1. Agni Parthene Despina, Ahrante Teo tokie, </text:span></text:p>
            </text:list-header>
            <text:list-item>
              <text:p text:style-name="P1"><text:span text:style-name="T1">Here Nimfi Animfefte.</text:span></text:p>
            </text:list-item>
            <text:list-item>
              <text:p text:style-name="P1"><text:span text:style-name="T1">Parfene Mitir Anassa, Panedrose te pokie.</text:span></text:p>
            </text:list-item>
            <text:list-item>
              <text:p text:style-name="P1"><text:span text:style-name="T1">Here Nimfi Animfefte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Ipsilotera Uranon, aktinon lamprotera, </text:span></text:p>
            </text:list-item>
            <text:list-item>
              <text:p text:style-name="P1"><text:span text:style-name="T1">Here Nimfi Animfefte.</text:span></text:p>
            </text:list-item>
            <text:list-item>
              <text:p text:style-name="P1"><text:span text:style-name="T1">Hara parthenikon horon, angelon ipertera,</text:span></text:p>
            </text:list-item>
            <text:list-item>
              <text:p text:style-name="P1"><text:span text:style-name="T1">Here Nimfi Animfefte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3. Eklamprotera uranon fotos katharotera, </text:span></text:p>
            </text:list-item>
            <text:list-item>
              <text:p text:style-name="P1"><text:span text:style-name="T1">Here Nimfi Animfefte. </text:span></text:p>
            </text:list-item>
            <text:list-item>
              <text:p text:style-name="P1"><text:span text:style-name="T1">Ton Uranion stration pason agiotera, </text:span></text:p>
            </text:list-item>
            <text:list-item>
              <text:p text:style-name="P1"><text:span text:style-name="T1">Here Nimfi Animfeft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draw:custom-shape draw:style-name="gr3" draw:text-style-name="P2" draw:layer="layout" svg:width="23.217cm" svg:height="19.217cm" svg:x="1.589cm" svg:y="-0.135cm">
          <text:list text:style-name="L1">
            <text:list-header>
              <text:p text:style-name="P1"><text:span text:style-name="T1">4. Maria Aiparthene kosmu pantos Kiria</text:span></text:p>
            </text:list-header>
            <text:list-item>
              <text:p text:style-name="P1"><text:span text:style-name="T1">Here Nimfi Animfefte. </text:span></text:p>
            </text:list-item>
            <text:list-item>
              <text:p text:style-name="P1"><text:span text:style-name="T1">Ahrante Nimfi Panagne Despi na Panagia</text:span></text:p>
            </text:list-item>
            <text:list-item>
              <text:p text:style-name="P1"><text:span text:style-name="T1">Here Nimfi Animfefte. 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5. Maria Nimfi Anassa, haras imon etia.</text:span></text:p>
            </text:list-item>
            <text:list-item>
              <text:p text:style-name="P1"><text:span text:style-name="T1">Here Nimfi Animfefte. </text:span></text:p>
            </text:list-item>
            <text:list-item>
              <text:p text:style-name="P1"><text:span text:style-name="T1">Kori semni vasilissa, Matir iperagia,</text:span></text:p>
            </text:list-item>
            <text:list-item>
              <text:p text:style-name="P1"><text:span text:style-name="T1">Here Nimfi Animfefte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6. Timiotera Heruwim iperendoxotera</text:span></text:p>
            </text:list-item>
            <text:list-item>
              <text:p text:style-name="P1"><text:span text:style-name="T1">Here Nimfi Animfefte. </text:span></text:p>
            </text:list-item>
            <text:list-item>
              <text:p text:style-name="P1"><text:span text:style-name="T1">Ton asomaton Sera fimton Thronon ipertera,</text:span></text:p>
            </text:list-item>
            <text:list-item>
              <text:p text:style-name="P1"><text:span text:style-name="T1">Here Nimfi Animfefte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73cm" svg:height="34.7cm" svg:x="-32.774cm" svg:y="-32.769cm" draw:page-number="2" presentation:class="page"/>
          <draw:frame presentation:style-name="pr2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use-date-time-name="dtd1">
        <draw:custom-shape draw:style-name="gr4" draw:text-style-name="P2" draw:layer="layout" svg:width="23.217cm" svg:height="19.217cm" svg:x="1.59cm" svg:y="-0.134cm">
          <text:list text:style-name="L1">
            <text:list-header>
              <text:p text:style-name="P1"><text:span text:style-name="T1">7. Se iketevo Despina, Se, nin, epikalume</text:span></text:p>
            </text:list-header>
            <text:list-item>
              <text:p text:style-name="P1"><text:span text:style-name="T1">Here Nimfi Animfefte. </text:span></text:p>
            </text:list-item>
            <text:list-item>
              <text:p text:style-name="P1"><text:span text:style-name="T1">Se disopo Pantanassa, Sinharin exetume</text:span></text:p>
            </text:list-item>
            <text:list-item>
              <text:p text:style-name="P1"><text:span text:style-name="T1">Here Nimfi Animfefte. 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8. Kori semni kie aspile, Despina Panagia</text:span></text:p>
            </text:list-item>
            <text:list-item>
              <text:p text:style-name="P1"><text:span text:style-name="T1">Here Nimfi Animfefte. </text:span></text:p>
            </text:list-item>
            <text:list-item>
              <text:p text:style-name="P1"><text:span text:style-name="T1">Thermos epikalume Se, Nae igiasmene,</text:span></text:p>
            </text:list-item>
            <text:list-item>
              <text:p text:style-name="P1"><text:span text:style-name="T1">Here Nimfi Animfefte. 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9. Antilavu mu, rise me, apo tu polemiu</text:span></text:p>
            </text:list-item>
            <text:list-item>
              <text:p text:style-name="P1"><text:span text:style-name="T1">Here Nimfi Animfefte. </text:span></text:p>
            </text:list-item>
            <text:list-item>
              <text:p text:style-name="P1"><text:span text:style-name="T1">Kie klironomon dixon me, Zois tis eoniu,</text:span></text:p>
            </text:list-item>
            <text:list-item>
              <text:p text:style-name="P1"><text:span text:style-name="T1">Here Nimfi Animfefte. <text:s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73cm" svg:height="34.7cm" svg:x="-32.774cm" svg:y="-32.769cm" draw:page-number="3" presentation:class="page"/>
          <draw:frame presentation:style-name="pr2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6T00:49:37.07</dc:date>
    <meta:editing-cycles>45</meta:editing-cycles>
    <meta:editing-duration>PT6H6M47S</meta:editing-duration>
    <meta:generator>OpenOffice/4.1.1$Win32 OpenOffice.org_project/411m6$Build-9775</meta:generator>
    <meta:document-statistic meta:object-count="27"/>
  </office:meta>
</office:document-meta>
</file>